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1.9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lugosc impulsu zaplonu</text:p>
          </table:table-cell>
          <table:table-cell office:value-type="string">
            <text:p>Tb</text:p>
          </table:table-cell>
          <table:table-cell office:value-type="float" office:value="0.001">
            <text:p>0,001</text:p>
          </table:table-cell>
          <table:table-cell office:value-type="string">
            <text:p>C</text:p>
          </table:table-cell>
          <table:table-cell table:formula="of:=2*(([.D10]*[.D11]*[.D12])+(4*[.D8]*[.D9]*[.D7]))/((2*[.D15]*[.D13])-([.D13]*[.D13]))*1000000" office:value-type="float" office:value="6010.01669449082">
            <text:p>6010,01669449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ad bramki triaka</text:p>
          </table:table-cell>
          <table:table-cell office:value-type="string">
            <text:p>Ib</text:p>
          </table:table-cell>
          <table:table-cell office:value-type="float" office:value="0.01">
            <text:p>0,01</text:p>
          </table:table-cell>
          <table:table-cell office:value-type="string">
            <text:p>R</text:p>
          </table:table-cell>
          <table:table-cell table:formula="of:=([.D14]*[.D14]*[.D12])/(([.D10]*[.D11]*[.D12])+(4*[.D8]*[.D9]*[.D7])+(([.F7]/1000000)*([.D15]-[.D13])*([.D15]-[.D13])))" office:value-type="float" office:value="19625.2467315616">
            <text:p>19625,24673156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p zas.</text:p>
          </table:table-cell>
          <table:table-cell office:value-type="string">
            <text:p>Ub</text:p>
          </table:table-cell>
          <table:table-cell table:formula="of:=[.D15]" office:value-type="float" office:value="3">
            <text:p>3</text:p>
          </table:table-cell>
          <table:table-cell office:value-type="string">
            <text:p>I</text:p>
          </table:table-cell>
          <table:table-cell table:formula="of:=[.D14]/[.F8]" office:value-type="float" office:value="0.0117195978805255">
            <text:p>0,01171959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ad Attiny</text:p>
          </table:table-cell>
          <table:table-cell office:value-type="string">
            <text:p>Ia</text:p>
          </table:table-cell>
          <table:table-cell office:value-type="float" office:value="0.001">
            <text:p>0,00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p. Zas Attiny</text:p>
          </table:table-cell>
          <table:table-cell office:value-type="string">
            <text:p>Ua</text:p>
          </table:table-cell>
          <table:table-cell table:formula="of:=[.D15]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kres 50Hz</text:p>
          </table:table-cell>
          <table:table-cell office:value-type="string">
            <text:p>Ta</text:p>
          </table:table-cell>
          <table:table-cell table:style-name="ce1" office:value-type="float" office:value="0.02">
            <text:p>0,02</text:p>
          </table:table-cell>
          <table:table-cell table:number-columns-repeated="4"/>
          <table:table-cell office:value-type="string">
            <text:p>?</text:p>
          </table:table-cell>
          <table:table-cell/>
        </table:table-row>
        <table:table-row table:style-name="ro1">
          <table:table-cell/>
          <table:table-cell office:value-type="string">
            <text:p>U delta</text:p>
          </table:table-cell>
          <table:table-cell office:value-type="string">
            <text:p>Ud</text:p>
          </table:table-cell>
          <table:table-cell office:value-type="float" office:value="0.01">
            <text:p>0,01</text:p>
          </table:table-cell>
          <table:table-cell table:number-columns-repeated="4"/>
          <table:table-cell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/>
          <table:table-cell office:value-type="string">
            <text:p>U sieci</text:p>
          </table:table-cell>
          <table:table-cell office:value-type="string">
            <text:p>Up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string">
            <text:p>U</text:p>
          </table:table-cell>
          <table:table-cell table:number-columns-repeated="2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U zasilacza</text:p>
          </table:table-cell>
          <table:table-cell office:value-type="string">
            <text:p>Uz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I</text:p>
          </table:table-cell>
          <table:table-cell table:style-name="ce2" table:formula="of:=[.I14]/[.I16]" office:value-type="float" office:value="0.0023">
            <text:p>0,0023</text:p>
          </table:table-cell>
          <table:table-cell table:style-name="ce3" office:value-type="float" office:value="0.004">
            <text:p>0,004</text:p>
          </table:table-cell>
        </table:table-row>
        <table:table-row table:style-name="ro1">
          <table:table-cell table:number-columns-repeated="7"/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style-name="ce2" table:formula="of:=[.J14]/[.J15]" office:value-type="float" office:value="57500">
            <text:p>57500</text:p>
          </table:table-cell>
        </table:table-row>
        <table:table-row table:style-name="ro1">
          <table:table-cell table:number-columns-repeated="2"/>
          <table:table-cell office:value-type="string">
            <text:p>Ea</text:p>
          </table:table-cell>
          <table:table-cell table:formula="of:=[.D8]*[.D9]*[.D12]" office:value-type="float" office:value="0.0006">
            <text:p>0,0006</text:p>
          </table:table-cell>
          <table:table-cell table:number-columns-repeated="3"/>
          <table:table-cell office:value-type="string">
            <text:p>P</text:p>
          </table:table-cell>
          <table:table-cell table:style-name="ce2" table:formula="of:=[.I14]*[.I14]/[.I16]" office:value-type="float" office:value="0.529">
            <text:p>0,529</text:p>
          </table:table-cell>
          <table:table-cell table:style-name="ce2" table:formula="of:=[.J14]*[.J15]" office:value-type="float" office:value="0.92">
            <text:p>0,92</text:p>
          </table:table-cell>
        </table:table-row>
        <table:table-row table:style-name="ro1">
          <table:table-cell table:number-columns-repeated="2"/>
          <table:table-cell office:value-type="string">
            <text:p>Eb</text:p>
          </table:table-cell>
          <table:table-cell table:formula="of:=4*[.D8]*[.D9]*[.D10]" office:value-type="float" office:value="0.00012">
            <text:p>0,000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w</text:p>
          </table:table-cell>
          <table:table-cell table:formula="of:=0.5*[.F7]*([.D14]-[.D13])[.C19]" office:value-type="float" office:value="0">
            <text:p>Err:50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.05.2012</text:date>, <text:time>23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ek </meta:initial-creator>
    <meta:creation-date>2012-05-30T21:45:40</meta:creation-date>
    <meta:generator>OpenOffice.org/3.2$Unix OpenOffice.org_project/320m19$Build-9505</meta:generator>
    <dc:date>2012-05-30T23:48:38</dc:date>
    <dc:creator>piotrek </dc:creator>
    <meta:editing-duration>PT02H02M59S</meta:editing-duration>
    <meta:editing-cycles>1</meta:editing-cycles>
    <meta:document-statistic meta:table-count="3" meta:cell-count="56" meta:object-count="0"/>
  </office:meta>
</office:document-meta>
</file>